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表30" style:family="table">
      <style:table-properties style:width="8.029cm" table:align="left"/>
    </style:style>
    <style:style style:name="表30.A" style:family="table-column">
      <style:table-column-properties style:column-width="2.03cm"/>
    </style:style>
    <style:style style:name="表30.B" style:family="table-column">
      <style:table-column-properties style:column-width="5.999cm"/>
    </style:style>
    <style:style style:name="表30.A1" style:family="table-cell">
      <style:table-cell-properties style:vertical-align="middle" fo:padding="0.049cm" fo:border="none"/>
    </style:style>
    <style:style style:name="表31" style:family="table">
      <style:table-properties style:width="8.029cm" table:align="left"/>
    </style:style>
    <style:style style:name="表31.A" style:family="table-column">
      <style:table-column-properties style:column-width="2.03cm"/>
    </style:style>
    <style:style style:name="表31.B" style:family="table-column">
      <style:table-column-properties style:column-width="5.999cm"/>
    </style:style>
    <style:style style:name="表31.A1" style:family="table-cell">
      <style:table-cell-properties style:vertical-align="middle" fo:padding="0.049cm" fo:border="none"/>
    </style:style>
    <style:style style:name="表32" style:family="table">
      <style:table-properties style:width="8.029cm" table:align="left"/>
    </style:style>
    <style:style style:name="表32.A" style:family="table-column">
      <style:table-column-properties style:column-width="2.03cm"/>
    </style:style>
    <style:style style:name="表32.B" style:family="table-column">
      <style:table-column-properties style:column-width="5.999cm"/>
    </style:style>
    <style:style style:name="表32.A1" style:family="table-cell">
      <style:table-cell-properties style:vertical-align="middle" fo:padding="0.049cm" fo:border="none"/>
    </style:style>
    <style:style style:name="表33" style:family="table">
      <style:table-properties style:width="8.029cm" table:align="left"/>
    </style:style>
    <style:style style:name="表33.A" style:family="table-column">
      <style:table-column-properties style:column-width="2.03cm"/>
    </style:style>
    <style:style style:name="表33.B" style:family="table-column">
      <style:table-column-properties style:column-width="5.999cm"/>
    </style:style>
    <style:style style:name="表33.A1" style:family="table-cell">
      <style:table-cell-properties style:vertical-align="middle" fo:padding="0.049cm" fo:border="none"/>
    </style:style>
    <style:style style:name="表34" style:family="table">
      <style:table-properties style:width="8.029cm" table:align="left"/>
    </style:style>
    <style:style style:name="表34.A" style:family="table-column">
      <style:table-column-properties style:column-width="2.03cm"/>
    </style:style>
    <style:style style:name="表34.B" style:family="table-column">
      <style:table-column-properties style:column-width="5.999cm"/>
    </style:style>
    <style:style style:name="表34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/>
      <text:p text:style-name="P6">----------------------------------------------------------------- [20200224_1323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7</text:span>(月) ~ 2020.2.23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400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7</text:span>(月) ~ 2020.2.23(日)</text:p>
      <text:p text:style-name="P5">[//]</text:p>
      <text:p text:style-name="P5"/>
      <text:p text:style-name="P21"/>
      <text:p text:style-name="P5">----------------------------------------------------------------- [20200301_174516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4">期間</text:p>
          </table:table-cell>
          <table:table-cell table:style-name="表30.A1" office:value-type="string">
            <text:p text:style-name="P30">2020.2.24(月) ~ 2020.3.1(日)</text:p>
          </table:table-cell>
        </table:table-row>
        <table:table-row>
          <table:table-cell table:style-name="表30.A1" office:value-type="string">
            <text:p text:style-name="P25">合計</text:p>
          </table:table-cell>
          <table:table-cell table:style-name="表30.A1" office:value-type="string">
            <text:p text:style-name="P26"><text:span text:style-name="T5">￥922</text:span><text:span text:style-name="T2"> </text:span><text:span text:style-name="T5">円</text:span></text:p>
          </table:table-cell>
        </table:table-row>
        <table:table-row>
          <table:table-cell table:style-name="表30.A1" office:value-type="string">
            <text:p text:style-name="P27">備考</text:p>
          </table:table-cell>
          <table:table-cell table:style-name="表3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24(月) ~ 2020.3.1(日)</text:p>
      <text:p text:style-name="P23"/>
      <text:p text:style-name="P21"/>
      <text:p text:style-name="P5"/>
      <text:p text:style-name="P5">----------------------------------------------------------------- [20200307_132120]</text:p>
      <text:p text:style-name="P11">お疲れ様です。</text:p>
      <text:p text:style-name="Text_20_body"/>
      <text:p text:style-name="P12"><text:soft-page-break/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4">期間</text:p>
          </table:table-cell>
          <table:table-cell table:style-name="表31.A1" office:value-type="string">
            <text:p text:style-name="P30">2020.3.2(月) ~ 2020.3.8(日)</text:p>
          </table:table-cell>
        </table:table-row>
        <table:table-row>
          <table:table-cell table:style-name="表31.A1" office:value-type="string">
            <text:p text:style-name="P25">合計</text:p>
          </table:table-cell>
          <table:table-cell table:style-name="表31.A1" office:value-type="string">
            <text:p text:style-name="P26"><text:span text:style-name="T5">￥</text:span><text:span text:style-name="T6">924</text:span><text:span text:style-name="T2"> </text:span><text:span text:style-name="T5">円</text:span></text:p>
          </table:table-cell>
        </table:table-row>
        <table:table-row>
          <table:table-cell table:style-name="表31.A1" office:value-type="string">
            <text:p text:style-name="P27">備考</text:p>
          </table:table-cell>
          <table:table-cell table:style-name="表3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2(月) ~ 2020.3.8(日)</text:p>
      <text:p text:style-name="P23"/>
      <text:p text:style-name="P23">[//]</text:p>
      <text:p text:style-name="P5"/>
      <text:p text:style-name="P21"/>
      <text:p text:style-name="P5">----------------------------------------------------------------- [20200314_162252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期間</text:p>
          </table:table-cell>
          <table:table-cell table:style-name="表32.A1" office:value-type="string">
            <text:p text:style-name="P30">2020.3.9(月) ~ 2020.3.15(日)</text:p>
          </table:table-cell>
        </table:table-row>
        <table:table-row>
          <table:table-cell table:style-name="表32.A1" office:value-type="string">
            <text:p text:style-name="P25">合計</text:p>
          </table:table-cell>
          <table:table-cell table:style-name="表32.A1" office:value-type="string">
            <text:p text:style-name="P26"><text:span text:style-name="T5">￥1,446</text:span><text:span text:style-name="T2"> </text:span><text:span text:style-name="T5">円</text:span></text:p>
          </table:table-cell>
        </table:table-row>
        <table:table-row>
          <table:table-cell table:style-name="表32.A1" office:value-type="string">
            <text:p text:style-name="P27">備考</text:p>
          </table:table-cell>
          <table:table-cell table:style-name="表3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7">【作業員　岩淵謙 / 交通費請求書】 2020.3.9(月) ~ 2020.3.15(日)</text:p>
      <text:p text:style-name="P23"/>
      <text:p text:style-name="P23">[//]</text:p>
      <text:p text:style-name="P23"/>
      <text:p text:style-name="P21"/>
      <text:p text:style-name="P5"/>
      <text:p text:style-name="P5">----------------------------------------------------------------- [20200322_162017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4">期間</text:p>
          </table:table-cell>
          <table:table-cell table:style-name="表33.A1" office:value-type="string">
            <text:p text:style-name="P30">2020.3.16(月) ~ 2020.3.22(日)</text:p>
          </table:table-cell>
        </table:table-row>
        <table:table-row>
          <table:table-cell table:style-name="表33.A1" office:value-type="string">
            <text:p text:style-name="P25">合計</text:p>
          </table:table-cell>
          <table:table-cell table:style-name="表33.A1" office:value-type="string">
            <text:p text:style-name="P26"><text:span text:style-name="T5">￥1,552</text:span><text:span text:style-name="T2"> </text:span><text:span text:style-name="T5">円</text:span></text:p>
          </table:table-cell>
        </table:table-row>
        <table:table-row>
          <table:table-cell table:style-name="表33.A1" office:value-type="string">
            <text:p text:style-name="P27">備考</text:p>
          </table:table-cell>
          <table:table-cell table:style-name="表3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16(月) ~ 2020.3.22(日)</text:p>
      <text:p text:style-name="P23"/>
      <text:p text:style-name="P23">[//]</text:p>
      <text:p text:style-name="P23"/>
      <text:p text:style-name="P23"/>
      <text:p text:style-name="P21">@@@</text:p>
      <text:p text:style-name="P5">----------------------------------------------------------------- [20200329_170747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24">期間</text:p>
          </table:table-cell>
          <table:table-cell table:style-name="表34.A1" office:value-type="string">
            <text:p text:style-name="P30">2020.3.23(月) ~ 2020.3.29(日)</text:p>
          </table:table-cell>
        </table:table-row>
        <table:table-row>
          <table:table-cell table:style-name="表34.A1" office:value-type="string">
            <text:p text:style-name="P25">合計</text:p>
          </table:table-cell>
          <table:table-cell table:style-name="表34.A1" office:value-type="string">
            <text:p text:style-name="P26"><text:span text:style-name="T5">￥838</text:span><text:span text:style-name="T2"> </text:span><text:span text:style-name="T5">円</text:span></text:p>
          </table:table-cell>
        </table:table-row>
        <table:table-row>
          <table:table-cell table:style-name="表34.A1" office:value-type="string">
            <text:p text:style-name="P27">備考</text:p>
          </table:table-cell>
          <table:table-cell table:style-name="表3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23(月) ~ 2020.3.29(日)</text:p>
      <text:p text:style-name="P23"/>
      <text:p text:style-name="P23">[//]</text:p>
      <text:p text:style-name="P5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20.3.XX(月) ~ 2020.3.XX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<text:soft-page-break/>【作業員　岩淵謙 / 交通費請求書】 2020.3.XX(月) ~ 2020.3.XX(日)</text:p>
      <text:p text:style-name="P23"/>
      <text:p text:style-name="P23">[//]</text:p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3290549183206937054" text:style-name="L1">
        <text:list-item>
          <text:p text:style-name="P38">email</text:p>
          <text:list>
            <text:list-item>
              <text:p text:style-name="P38">C – N (new mail)</text:p>
            </text:list-item>
          </text:list>
        </text:list-item>
        <text:list-item>
          <text:p text:style-name="P39">doc</text:p>
          <text:list>
            <text:list-item>
              <text:p text:style-name="P39">“TEMPLATE” → DUP</text:p>
            </text:list-item>
            <text:list-item>
              <text:p text:style-name="P39">time label</text:p>
            </text:list-item>
            <text:list-item>
              <text:p text:style-name="P39">data</text:p>
              <text:list>
                <text:list-item>
                  <text:p text:style-name="P39">“<text:span text:style-name="T13">期間</text:span>”</text:p>
                </text:list-item>
              </text:list>
            </text:list-item>
            <text:list-item>
              <text:p text:style-name="P39">mail subject line</text:p>
            </text:list-item>
            <text:list-item>
              <text:p text:style-name="P39">message sentences <text:span text:style-name="T13">（「先週」、「今週）」</text:span></text:p>
            </text:list-item>
          </text:list>
        </text:list-item>
        <text:list-item>
          <text:p text:style-name="P39">doc : <text:span text:style-name="T13">請求書</text:span></text:p>
          <text:list>
            <text:list-item>
              <text:p text:style-name="P38">file</text:p>
              <text:list>
                <text:list-item>
                  <text:p text:style-name="P38">DUP → 交通費請求書.用紙.orig – コピー.jpg</text:p>
                </text:list-item>
                <text:list-item>
                  <text:p text:style-name="P38">file name → change</text:p>
                </text:list-item>
                <text:list-item>
                  <text:p text:style-name="P38">Ret (open)</text:p>
                </text:list-item>
              </text:list>
            </text:list-item>
            <text:list-item>
              <text:p text:style-name="P38">M – o &gt; ↓ &gt; Ret (open paint)</text:p>
            </text:list-item>
            <text:list-item>
              <text:p text:style-name="P38">paint</text:p>
              <text:list>
                <text:list-item>
                  <text:p text:style-name="P38">日付<text:tab/><text:tab/>16 pt</text:p>
                </text:list-item>
                <text:list-item>
                  <text:p text:style-name="P38">会社名、現場名<text:tab/>16 pt</text:p>
                </text:list-item>
                <text:list-item>
                  <text:p text:style-name="P38">交通経路<text:tab/>12 pt</text:p>
                </text:list-item>
                <text:list-item>
                  <text:p text:style-name="P38">経路別金額<text:tab/>12 pt</text:p>
                </text:list-item>
                <text:list-item>
                  <text:p text:style-name="P38"><text:soft-page-break/>往復金額<text:tab/>16 pt → <office:annotation office:name="__Annotation__4770_681090022"><dc:creator>iwabuchi ken</dc:creator><dc:date>2019-11-08T10:37:03.93</dc:date><text:p text:style-name="P41"><text:span text:style-name="T16">change</text:span></text:p></office:annotation>14<office:annotation-end office:name="__Annotation__4770_681090022"/></text:p>
                </text:list-item>
                <text:list-item>
                  <text:p text:style-name="P38">今回請求<text:tab/>20 --&gt; <office:annotation office:name="__Annotation__4769_681090022"><dc:creator>iwabuchi ken</dc:creator><dc:date>2019-11-08T10:36:50.94</dc:date><text:p text:style-name="P41"><text:span text:style-name="T16">change</text:span></text:p></office:annotation>18<office:annotation-end office:name="__Annotation__4769_681090022"/></text:p>
                </text:list-item>
                <text:list-item>
                  <text:p text:style-name="P38">提出日<text:tab/><text:tab/>18 → <office:annotation office:name="__Annotation__4775_681090022"><dc:creator>iwabuchi ken</dc:creator><dc:date>2019-11-08T10:37:52.94</dc:date><text:p text:style-name="P41"><text:span text:style-name="T16">change</text:span></text:p></office:annotation>14 → <office:annotation office:name="__Annotation__19239_166530446"><dc:creator>iwabuchi ken</dc:creator><dc:date>2019-11-16T16:36:51.94</dc:date><text:p text:style-name="P41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38">file</text:p>
              <text:list>
                <text:list-item>
                  <text:p text:style-name="P38">DUP</text:p>
                </text:list-item>
              </text:list>
            </text:list-item>
            <text:list-item>
              <text:p text:style-name="P38">paint</text:p>
              <text:list>
                <text:list-item>
                  <text:p text:style-name="P38">size → change, 70 %</text:p>
                </text:list-item>
              </text:list>
            </text:list-item>
          </text:list>
        </text:list-item>
        <text:list-item>
          <text:p text:style-name="P38">doc</text:p>
          <text:list>
            <text:list-item>
              <text:p text:style-name="P38">write → 金額</text:p>
            </text:list-item>
          </text:list>
        </text:list-item>
        <text:list-item>
          <text:p text:style-name="P39">email</text:p>
          <text:list>
            <text:list-item>
              <text:p text:style-name="P39">C – n (new)</text:p>
            </text:list-item>
            <text:list-item>
              <text:p text:style-name="P39">C – S – a (append)</text:p>
            </text:list-item>
            <text:list-item>
              <text:p text:style-name="P39">C/P</text:p>
              <text:list>
                <text:list-item>
                  <text:p text:style-name="P39">title line</text:p>
                </text:list-item>
                <text:list-item>
                  <text:p text:style-name="P39">main lines</text:p>
                </text:list-item>
              </text:list>
            </text:list-item>
            <text:list-item>
              <text:p text:style-name="P39">F6 (move to “To” box)</text:p>
            </text:list-item>
            <text:list-item>
              <text:p text:style-name="P39">“yoko” &gt; Ret (auto suggestion → choose)</text:p>
            </text:list-item>
            <text:list-item>
              <text:p text:style-name="P39">validate</text:p>
              <text:list>
                <text:list-item>
                  <text:p text:style-name="P38">lines</text:p>
                  <text:list>
                    <text:list-item>
                      <text:p text:style-name="P38">期間</text:p>
                    </text:list-item>
                    <text:list-item>
                      <text:p text:style-name="P38">合計</text:p>
                    </text:list-item>
                    <text:list-item>
                      <text:p text:style-name="P38">”今週、来週”</text:p>
                    </text:list-item>
                  </text:list>
                </text:list-item>
                <text:list-item>
                  <text:p text:style-name="P38">file</text:p>
                  <text:list>
                    <text:list-item>
                      <text:p text:style-name="P38">open</text:p>
                    </text:list-item>
                    <text:list-item>
                      <text:p text:style-name="P38">日付</text:p>
                    </text:list-item>
                    <text:list-item>
                      <text:p text:style-name="P38">曜日（火曜の仕事、水曜の欄に書いているか？）</text:p>
                    </text:list-item>
                    <text:list-item>
                      <text:p text:style-name="P38"><text:soft-page-break/>金額（合計 : 小計、合計）</text:p>
                    </text:list-item>
                    <text:list-item>
                      <text:p text:style-name="P38">提出日（本日か？）</text:p>
                    </text:list-item>
                  </text:list>
                </text:list-item>
              </text:list>
            </text:list-item>
            <text:list-item>
              <text:p text:style-name="P38">C – Ret (send)</text:p>
            </text:list-item>
          </text:list>
        </text:list-item>
        <text:list-item>
          <text:p text:style-name="P38">doc</text:p>
          <text:list>
            <text:list-item>
              <text:p text:style-name="P38">move “@@@” to the last section</text:p>
            </text:list-item>
            <text:list-item>
              <text:p text:style-name="P40">DUP → template</text:p>
            </text:list-item>
          </text:list>
        </text:list-item>
        <text:list-item>
          <text:p text:style-name="P38">mailer</text:p>
          <text:list>
            <text:list-item>
              <text:p text:style-name="P38">“送信済み” → select</text:p>
            </text:list-item>
            <text:list-item>
              <text:p text:style-name="P38">validate</text:p>
              <text:list>
                <text:list-item>
                  <text:p text:style-name="P38">期間（本文、タイトル）</text:p>
                </text:list-item>
                <text:list-item>
                  <text:p text:style-name="P38">金額</text:p>
                </text:list-item>
                <text:list-item>
                  <text:p text:style-name="P38">送信先</text:p>
                </text:list-item>
                <text:list-item>
                  <text:p text:style-name="P38">今週／来週</text:p>
                </text:list-item>
              </text:list>
            </text:list-item>
          </text:list>
        </text:list-item>
        <text:list-item>
          <text:p text:style-name="P38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3-29T17:16:04.84</dc:date>
    <dc:creator>iwabuchi ken</dc:creator>
    <meta:editing-duration>PT8H5M28S</meta:editing-duration>
    <meta:editing-cycles>63</meta:editing-cycles>
    <meta:generator>OpenOffice/4.1.3$Win32 OpenOffice.org_project/413m1$Build-9783</meta:generator>
    <meta:document-statistic meta:table-count="34" meta:image-count="0" meta:object-count="0" meta:page-count="22" meta:paragraph-count="560" meta:word-count="3171" meta:character-count="10926"/>
  </office:meta>
</office:document-meta>
</file>